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ja" style:country-asian="JP"/>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ディスオナード　2012年</text:p>
      <text:p text:style-name="P1">　陰謀に巻き込まれ、女王殺しの汚名を着せられた主人公コルヴォが、悪党排除や復讐をするダークヒーローものです。個性的な人物が出てきて、どのキャラクターもなかなか腹のうちが見えない中、戦っていくので、ストーリー性も高いです。吹き替えや翻訳も非常に合っています。フェイブルみたいな雰囲気があります。世界観は、大量発生したネズミが猛威をふるい、人々を困らせています。その中で、不衛生な街、上流階級の優雅な暮らしなどを主人公が渡り歩き、昔のヨーロッパの貴族と貧民の構図みたいなのを物語を通して見ていくことができます。</text:p>
      <text:p text:style-name="P1">　システムとしては、ステルス要素が強いFPSで、主人公は時間をコントロールしたり、ネズミを召喚したり、短距離を瞬間移動したりする特殊能力を覚えます。基本的に主要な悪党以外は殺さずに、ゲームクリアできます。あまり敵を殺しすぎるとのちのちネズミやゾンビみたいなのがステージを背景するようになってきます。ステージクリア型ですが、ひとつのステージは地下や建物など立体感があり、ギミックも多彩に用意され、マップも非常広く、探索しながら攻略するも楽しいです。クリア方法は何通りもあり、建物に侵入するだけでも何通りも作られています。どこでもセーブできるので、難易度も低く、完璧に見つからずにクリアすることも可能です。</text:p>
      <text:p text:style-name="P1">　</text:p>
      <text:p text:style-name="P1">ネタバレと感想</text:p>
      <text:p text:style-name="P1">　将軍や貴族など何人か仲間になり主人公を援護してくれますが、心の声を序盤から聞いているとどうにもうさんくさい感じがしていました。しかし、見かけは堂々、正義感にも溢れているので、後で裏切る時は驚かされました。だけど、彼らなりに裏切った理由が権力だけでは無く、ほんの少しだけ描かれ、心の声で彼らの弱い面も描かれていたことも物語に深みを与えているんだなあと思いました。どこに行っても権謀術数渦巻く世界観と有無言わさないゴア表現は見事です。個人的には女王を殺した真犯人との戦いも面白く、相手を殺すことも殺さないことも出来、能力を持った者の苦悩みたいなのも描かれていたのが印象に残りました。</text:p>
      <text:p text:style-name="P3"/>
      <text:p text:style-name="P1"/>
      <text:p text:style-name="P1">ギアーズオブウォー　ジャッジメント　2013年</text:p>
      <text:p text:style-name="P1">　シリーズ4作目で、今回は昔の話になります。主人公たちがいきなり軍事裁判にかけられ、性格の悪そうな上官から何やら問い詰められている。なぜ、こうなったのかを裁判を通しながら、回想しストーリーを進めていく変わった演出でゲームをしていきます。一旦、回想が始まるといつものギアーズオブウォー、操作キャラを動かして存分に暴れ回れます。吹き替え声優陣も優秀で、相変わらず、仲間同士の掛け合いが楽しく、絶望感極まる状況の中で、わいわいと大の大人が楽しそうに会話したり、皮肉を言ったりして飽きません。コールなど妙に子供っぽく可愛くしゃべるシーンが時々あり、楽しいです。キャラは4人の被告で、交代していきます。基本的に操作は同じです。</text:p>
      <text:p text:style-name="P1">　このゲームの今まで違うところは、戦闘が明確に区切られていて、戦績によって、スターを最大３つまで獲得します。これがクリアまでに40個たまらないと、おまけのゲームがアンロックされないので、高得点でクリアしたいところです。そんなに難しくは無いです。証言という形で、赤いドクロマークに触れると、不利な状況で戦え、スターが取りやすくなります。仲間も優秀なので、倒れても復活できるので、難易度はそれほど高くないと思います。おまけは3の番外編なので、3が好きなら、文句ありません。ボリュームもそこそこあります。3で出番が少なかったカーマインもいます。</text:p>
      <text:p text:style-name="P1"/>
      <text:p text:style-name="P1">ネタバレ</text:p>
      <text:p text:style-name="P1">　後半、裁判中に敵がなだれ込んでくるところは、手に汗握ります。自分たちをいじめていた大佐を助けたことで、大佐も仲間になった時、複雑な気持ちです。無能で粗野っぽい描写が多かったのですが、いざ戦いになると兵士としては、頼りになります。こういう率先垂範できる人は、意外と人望がありそうです。良いところは全部、この人に持って行かれ敵将軍を倒し、クリアです。このシリーズは面白いので、また番外編を出して欲しい。</text:p>
      <text:p text:style-name="P1">　</text:p>
      <text:p text:style-name="P1">COD　black ops2</text:p>
      <text:p text:style-name="P1">前作、主人公のメイソンと息子が主役で過去と近未来の戦争を戦い抜くストーリーです。過去編は実在の戦いに参戦でき、前作同様雰囲気が満点。アメリカが介入したアフリカでの紛争、アフガン戦争など魅力などたっぷりです。近未来編も、多くの新兵器を駆使して、次はどんなギミックが搭載されたものが出てくるのだろうと新鮮な気持ちでプレイできます。</text:p>
      <text:p text:style-name="P1">　操作性はお馴染みで、いつものCODです。固定銃座等もあります。今回、新しく加わったことは、ストライクフォースというミッション型式のものがプレイできます。名も無き兵士と、無人兵器をプレイヤーキャラクターとして操作し、敵を倒したり、陣地を確保したり、今までとは一味違った感覚で楽しめます。ストーリーに影響するので、回数制限があるので、やられたら、一回、ホームに戻るなどして、やり直すと良いかもしれない。ストーリーは分岐性、なかなかよくできています。大筋は変わらなくても、キャラクターが生き残ったり、途中で戦死したり細かくできています。なかなか今回は思い切ったことをしたように感じました。</text:p>
      <text:p text:style-name="P1"/>
      <text:p text:style-name="P1">ネタバレと感想</text:p>
      <text:p text:style-name="P1">　今回は、敵リーダーが完全無欠のテロリストや指導者というわけでも無く、妙に人間くさく、悲しい眼をしているところに意外性<text:soft-page-break/>がありました。エンディングでも彼がどうなるかがいくつか分岐しますが、どれも良かった。今作は、復讐に生きる者たちの邂逅というテーマも隠されていたように思えます。個人的にはストーリー上、ハーパーと、ファリドがどちらかが死ななければならないシナリオは厳しかった。どちらも好きなキャラクターだったので、そこは残念です。</text:p>
      <text:p text:style-name="P1">　演出も相変わらず優れていて、好きなシーンは、過去のアフガン戦で馬で突進するところや、金持ちの居住地で、回転しながら銃を打つところや、戦闘機で無人機と戦うところ、最後の対空砲を避けながら降下していくところです。どれも迫力満点で。このゲームの本当のすごさが分かります。</text:p>
      <text:p text:style-name="P1">　ストライクフォースも個人的には面白かった。慌ただしいところもあるが、それが緊張感を生み出しているような気もします。</text:p>
      <text:p text:style-name="P1"/>
      <text:p text:style-name="P1">インファマス</text:p>
      <text:p text:style-name="P1">　電気を駆使して戦うオープンワールド系のTPSです。隔離された陰謀渦巻く都市で、どうにか脱出しようとする市民たちやならず者たち、謎の赤服集団たちが待っています。電気と格闘で敵を倒していく楽しさと、主人公の身体能力でさくさくビルを登ったり、レールや電線を高速で移動したりして、スピード感溢れる爽快感があります。電気を使った技を覚えていくので成長要素も楽しめる。善人になるか悪人になるか、全てはプレイヤーに委ねられています。悪人で無いと使えない技もあるので、注意。</text:p>
      <text:p text:style-name="P1">　システムはメインストーリーがあって、お使い的なサブミッションが大量にあります。マップとなる都市も広いので散策するのも楽しい。敵は数いるとそれなりに強いので、慎重に戦う必要があります。市民たちが大量に倒れているので、みんな助けると大変かもしれない。</text:p>
      <text:p text:style-name="P1"/>
      <text:p text:style-name="P1">感想とネタバレ</text:p>
      <text:p text:style-name="P1">　レールからジャンプした時の滑空など面白く癖になる。電気を飛ばして敵を倒していくのも斬新で、ついふっ飛ばしたくなる。ビルの上での戦いが多いので、敵はだいたい助からない。</text:p>
      <text:p text:style-name="P1">　ストーリーもだんだんと現実的な隔離から、オカルトっぽくなってきて、最後の敵は未来の自分だったというのはなかなか分からなかった。集め要素は多すぎてなかなかやりごたえがあった。全部は無理だったが。</text:p>
      <text:p text:style-name="P1"/>
      <text:p text:style-name="P1"/>
      <text:p text:style-name="P1"/>
      <text:p text:style-name="P1"/>
      <text:p text:style-name="P1">ファークライ３</text:p>
      <text:p text:style-name="P1">　南の島で若者たちが遊んでいたら、突然、海賊に拉致されて、そこから脱出できた主人公は、仲間を取り戻しつつ、海賊に戦いを挑む内容です。原住民と協力して、敵の拠点を制圧し、ストーリーを進めていきます。</text:p>
      <text:p text:style-name="P1">　オープンワールド型のFPSで、敵を倒すと経験値をもらい、能力を割り振ることができる。動きが若干もっさりしているが、銃は４つまで持つことが出来、海賊たちを蹴散らし、現地の英雄的な存在になっていく様は面白いです。体力はライフ制だが、ある程度は自動回復できる。その辺の草木は調合でき、回復などに使える。狩猟要素もあり、動物の革は売ったり、持ち物を増やす袋の材料になるので、オススメ。ある程度、装備を作ってしまったら、狩猟はいらなくなります。吹き替えで、良い雰囲気です。ミニゲームもたくさんあり、島も広いのでやりごたえがあります。塔に戻ったり、海賊拠点をつぶしに行ったり、やることは似ていますが、暴れられるのでそんなに飽きませんでした。日本兵の手紙など収集するアイテムがあり、中身もそれなりに謎に満ちているので、読んでいくのも楽しい。</text:p>
      <text:p text:style-name="P1"/>
      <text:p text:style-name="P1">ネタバレ</text:p>
      <text:p text:style-name="P1">　火炎放射器が前作の方が燃え広がって強かった気がする。ちょっと高いところから飛びおると即死することもあるので注意がいるなあと思った。グライダーで滑空するのは非常に面白かった。ボスクラス敵とは、突然、謎の空間でナイフ対決になるのだが、この演出にはじめは呆気に取られるが、今思うと、特別な感じがして良かった。パッケージのやつはあっさり倒してしまった。良い感じに狂っていて、名悪役な感じがした。だんだんと主人公が戦いに目覚めていく異様な感じも、友だちを通して伝わってくるので、面白かった。最後の方で、カードゲームをしながら、暗殺の機会を伺うところは、緊張感がすごかった</text:p>
      <text:p text:style-name="P1">。</text:p>
      <text:p text:style-name="P1"/>
      <text:p text:style-name="P1">メトロ２０３３</text:p>
      <text:p text:style-name="P1">私的紹介</text:p>
      <text:p text:style-name="P1">　モンスターとならず者たちが徘徊する近未来のロシアの地下鉄、外はロシアの極寒と放射能にさらされ、恐怖感を覚える一方で、どこか殺伐した氷の世界の美しいマップで、目的地へと主人公アンチョムは目指す。途中に出会う仲間たちと協力することも多く、絶望的な生存環境の中、人々の暮らしや居住が見れたり、細かいところは作りこまれている。</text:p>
      <text:p text:style-name="P1"/>
      <text:p text:style-name="P1">システム紹介</text:p>
      <text:p text:style-name="P1"><text:soft-page-break/>　ステージクリア型のFPSで日本語吹き替え、操作性は若干、エイム等に癖がありなれるまでに時間が掛かる。マップはやや複雑だが、BACKボタンで矢印が出るので、そこまでは迷わないと思われる。敵の耐久力も高く、銃を撃っても、ほとんど仰け反らないため、当たり判定も分かりづらく、爽快感も少ない。人間型の敵もそれなりの耐久度が高い。チェックポイントは充実しているが、難易度としては難しい方だと思う。汚染されたところは、ガスマスクが必要で、これもたびたびフィルターを変えないといけない。弾もそれなりには落ちているが、無駄撃ちは厳禁。</text:p>
      <text:p text:style-name="P1"/>
      <text:p text:style-name="P1">感想</text:p>
      <text:p text:style-name="P1">　操作性に違和感を覚えたり、時々、行くところが分からなくなったりすることもあった。作りこまれた世界観や小物、生活感溢れる人々の駅での様子などプレイしていて面白かった。終始、どこからか聞こえてくるダークワンの声など雰囲気が出ている。人間型の敵で、ファシストや共産主義者というのが出てきたが、2033年という設定なのに、第二次世界大戦の頃のそのままのような人間がたくさん出てきて面白かった、多分、両方、ロシア人なのだろうが。共産主義の思想を熱く語るやつや、ドイツ軍将校みたいな衣服を来たやつまでいて、細かいところも面白かった。この辺は、なんか時代錯誤というかリアリティを感じないかもしれないが、こんな状況の中、どんなやつがいてもおかしくないと思い、また凝っているので楽しみたいところだ。</text:p>
      <text:p text:style-name="P1">　仲間との共闘や掛け合いも後半は増えてきて、盛り上がってくる。同時に、精神世界みたいなところで、ダークワンに迫られていくところも恐ろしさが、徐々にあがり最後の方ほど面白かった。特にテレビ塔を登りながら戦闘をしていくところはドキドキ感があり、楽しい。</text:p>
      <text:p text:style-name="P1"/>
      <text:p text:style-name="P1">RUSE</text:p>
      <text:p text:style-name="P1">私的紹介</text:p>
      <text:p text:style-name="P1">　アメリカ軍将校となり、アフリカ戦線から、ベルリン陥落+aまでの第二次世界大戦を戦い抜くRTSの傑作です。本作独自の第二次世界大戦における陰謀やスパイの正体などの要素もあり、ストーリーも飽きさせない。また主人公のライバルであり、敵側のドイツ軍の将軍、リヒターも狡猾で、魅力的に描かれているのも見逃せない。いつものアメリカ軍が悪のドイツ軍を蹴散らす作風では無く、屈強なドイツ軍と味方の無能な上官に挟まれ、辛勝していくストーリーが展開する。ドイツ側にスコルツェニーやルーデルが登場したり、アメリカ側にもパットンが出てきたり、各戦いで細かい史実も織り交ぜた作りで非常に面白い。</text:p>
      <text:p text:style-name="P1"/>
      <text:p text:style-name="P1">システム</text:p>
      <text:p text:style-name="P1">　RTSで、吹き替え。チュートリアルが非常に丁寧で、ストーリーを進めながら、自然に操作を覚えられるようになっている。限定的な兵器で戦うことを強いられる場面が多いので、ごく自然な戦況から、兵器の使い方が分かる。基本的には、工作部隊を送り資源を回収して（一回回収したらあとは壊されるまで自動）、それで兵器を作る流れになっている。パソコン版はユニットに制限がないが、コンシューマー版はある程度、作る兵器を絞って戦略を考えていく必要がある。ユニットは自動回復なので、うまく戦えば、損害が少ないまま、勝つこともできる。またこのゲームは謀略というコマンドがあり、一定時間かけてゲージがたまると、各エリアで、兵器のスピードを上げたり、ボロボロになっても撤退せず攻撃させたり、歩兵を戦車に見立てたり、ダミーの部隊を送ったり、単純ながら幅広い戦いができる。兵器はマウスやパーシングなど、第二次世界大戦ものではなかなか見られない兵器が他にも複数登場するので、そちらも見逃せない。</text:p>
      <text:p text:style-name="P1"/>
      <text:p text:style-name="P1">感想、ネタバレ</text:p>
      <text:p text:style-name="P1">　ストーリーが本当に面白い。実際の戦いも多く、主人公が如何に苦労させられたかが分かる。主人公と参謀の掛け合いも、敵に対するちょっとした冗談も、警戒心があり良かった。マーケットガーデン作戦など敗れることもあり、挫折を通したサクセスストーリーのような形になっているも良かった。後半はドイツ軍が使え、残党やソ連軍と戦うところも意外性があって面白い。リヒターのその後はまったく描かれていないので、主人公に協力して勝った後どこに行ったのか気になる。森での主人公とリヒターの対峙は、このゲームの名場面だと思う。このゲームには、いわゆる思想的なものが少なく、純粋に戦場に立たされた者の思惑と戦術がある硬派な内容になっているのが良かった。このシステムで、もうひとつくらい続編が作れないものだろうか。できれば、朝鮮戦争で、結構、苦戦した場面もあったので。</text:p>
      <text:p text:style-name="P1"/>
      <text:p text:style-name="P1">バイオショック　インフィニット</text:p>
      <text:p text:style-name="P1">システム、操作性など</text:p>
      <text:p text:style-name="P1">　スピーディーに戦闘が繰り広げられ、銃声などの生々しさは相当なもの、それなりにゴア表現もあり、バイオレンスな世界観を満喫できる。音楽も非常に凝っていて、昔のSPのような音質を聞くこともでき、戦闘音楽も、刺々しいクラシック音楽のようで緊迫感がある。</text:p>
      <text:p text:style-name="P1"/>
      <text:p text:style-name="P1">感想</text:p>
      <text:p text:style-name="P1">　天空の都市が舞台ということで、スケールの大きい、大空の真っ只中のマップを探索できる。特にレールをつたって、移動する時<text:soft-page-break/>の迫力と疾走感は気持ちが良い。</text:p>
      <text:p text:style-name="P1">　ストーリーも1900年台のアメリカの歴史が見え隠れして、歴史と本ゲームがリンクしている。マップの至るところにあるギミックの細かさ、音声ガイド、看板なども世界観を作る上で見逃せない。吹き替えも丁寧で、市民の声も近づくと聞くことができる。ちょっとしたところでも、遊びが溢れていて戦いが終わるとふと街の中を探したくなる衝動にかられる。アイテムも至るところに散らばっているので、楽しい。博物館のところのような場所で、インディアンとの戦いや義和団事件が、醜悪でありながらもコミカルに描かれているところは面白い。</text:p>
      <text:p text:style-name="P1">　楽しい商業地や遊園地みたいな雰囲気で明るく爽やかだが、急に殺伐した戦いが始まったり、惨たらしい死体転がっていたりするので、その辺のギャップが本作の魅力だろうと思う。</text:p>
      <text:p text:style-name="P1"/>
      <text:p text:style-name="P1">今回、伏線が色々なところであり、どこを落としどころにするのだろうか思わず考えてしまいます。</text:p>
      <text:p text:style-name="P1">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1H17M11S</meta:editing-duration>
    <meta:editing-cycles>56</meta:editing-cycles>
    <meta:generator>OpenOffice/4.0.1$Win32 OpenOffice.org_project/401m5$Build-9714</meta:generator>
    <dc:date>2014-03-17T21:25:10.98</dc:date>
    <meta:document-statistic meta:table-count="0" meta:image-count="0" meta:object-count="0" meta:page-count="4" meta:paragraph-count="55" meta:word-count="6382" meta:character-count="6463"/>
    <meta:user-defined meta:name="Info 1"/>
    <meta:user-defined meta:name="Info 2"/>
    <meta:user-defined meta:name="Info 3"/>
    <meta:user-defined meta:name="Info 4"/>
  </office:meta>
</office:document-meta>
</file>